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1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4645669291338pt" style:use-optimal-column-width="true"/>
    </style:style>
    <style:style style:name="ACOL-2" style:family="table-column">
      <style:table-column-properties style:column-width="63.01417322834645pt" style:use-optimal-column-width="true"/>
    </style:style>
    <style:style style:name="ACOL-3" style:family="table-column">
      <style:table-column-properties style:column-width="103.49291338582675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5pt" style:use-optimal-column-width="tru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101.19685039370079pt" style:use-optimal-column-width="true"/>
    </style:style>
    <style:style style:name="ACOL-9" style:family="table-column">
      <style:table-column-properties style:column-width="123.78897637795275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65.7417322834646pt" style:use-optimal-column-width="true"/>
    </style:style>
    <style:style style:name="ACOL-12" style:family="table-column">
      <style:table-column-properties style:column-width="96.74645669291338pt" style:use-optimal-column-width="true"/>
    </style:style>
    <style:style style:name="ACOL-13" style:family="table-column">
      <style:table-column-properties style:column-width="84.75590551181102pt" style:use-optimal-column-width="true"/>
    </style:style>
    <style:style style:name="ACOL-1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8"/>
        <table:table-column table:default-cell-style-name="ACE-0" table:style-name="ACOL-13"/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0" table:number-columns-repeated="41"/>
        <table:table-column table:style-name="ACOL-0" table:number-columns-repeated="19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facies</text:p>
          </table:table-cell>
          <table:table-cell table:style-name="ACE-0" office:value-type="string">
            <text:p>indicative meaning</text:p>
          </table:table-cell>
          <table:table-cell table:style-name="ACE-0" office:value-type="string">
            <text:p>Core Name</text:p>
          </table:table-cell>
          <table:table-cell table:style-name="ACE-0" office:value-type="string">
            <text:p>water depth (m)</text:p>
          </table:table-cell>
          <table:table-cell table:style-name="ACE-0" office:value-type="string">
            <text:p>Depth in core (cm)</text:p>
          </table:table-cell>
          <table:table-cell table:style-name="ACE-0" office:value-type="string">
            <text:p>elevation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6</text:p>
          </table:table-cell>
          <table:table-cell table:style-name="ACE-1" office:value-type="float" office:value="-12.16">
            <text:p>−12.16</text:p>
          </table:table-cell>
          <table:table-cell table:style-name="ACE-1" office:value-type="float" office:value="127.97">
            <text:p>127.97</text:p>
          </table:table-cell>
          <table:table-cell table:style-name="ACE-0" office:value-type="float" office:value="11810">
            <text:p>118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]+7.5" office:value-type="float" office:value="-120.37">
            <text:p>−120.37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87">
            <text:p>87</text:p>
          </table:table-cell>
          <table:table-cell table:style-name="ACE-0" table:formula="of:=-[.T2]-[.U2]/100" office:value-type="float" office:value="-127.87">
            <text:p>−127.87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4</text:p>
          </table:table-cell>
          <table:table-cell table:style-name="ACE-1" office:value-type="float" office:value="-12.16">
            <text:p>−12.16</text:p>
          </table:table-cell>
          <table:table-cell table:style-name="ACE-1" office:value-type="float" office:value="127.97">
            <text:p>127.97</text:p>
          </table:table-cell>
          <table:table-cell table:style-name="ACE-0" office:value-type="float" office:value="24100">
            <text:p>2410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]+7.5" office:value-type="float" office:value="-120.80000000000001">
            <text:p>−120.8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130">
            <text:p>130</text:p>
          </table:table-cell>
          <table:table-cell table:style-name="ACE-0" table:formula="of:=-[.T3]-[.U3]/100" office:value-type="float" office:value="-128.30000000000001">
            <text:p>−128.3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506</text:p>
          </table:table-cell>
          <table:table-cell table:style-name="ACE-1" office:value-type="float" office:value="-12.16">
            <text:p>−12.16</text:p>
          </table:table-cell>
          <table:table-cell table:style-name="ACE-1" office:value-type="float" office:value="127.97">
            <text:p>127.97</text:p>
          </table:table-cell>
          <table:table-cell table:style-name="ACE-0" office:value-type="float" office:value="24750">
            <text:p>24750</text:p>
          </table:table-cell>
          <table:table-cell table:style-name="ACE-0" office:value-type="float" office:value="440">
            <text:p>4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]+7.5" office:value-type="float" office:value="-121.09999999999999">
            <text:p>−121.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shallow marine</text:p>
          </table:table-cell>
          <table:table-cell table:style-name="ACE-0" office:value-type="string">
            <text:p>&gt; -10 m</text:p>
          </table:table-cell>
          <table:table-cell table:style-name="ACE-0" office:value-type="string">
            <text:p>GC 3</text:p>
          </table:table-cell>
          <table:table-cell table:style-name="ACE-0" office:value-type="float" office:value="127">
            <text:p>127</text:p>
          </table:table-cell>
          <table:table-cell table:style-name="ACE-0" office:value-type="float" office:value="160">
            <text:p>160</text:p>
          </table:table-cell>
          <table:table-cell table:style-name="ACE-0" table:formula="of:=-[.T4]-[.U4]/100" office:value-type="float" office:value="-128.59999999999999">
            <text:p>−128.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5</text:p>
          </table:table-cell>
          <table:table-cell table:style-name="ACE-1" office:value-type="float" office:value="-13.17">
            <text:p>−13.17</text:p>
          </table:table-cell>
          <table:table-cell table:style-name="ACE-1" office:value-type="float" office:value="129.27000000000001">
            <text:p>129.27</text:p>
          </table:table-cell>
          <table:table-cell table:style-name="ACE-0" office:value-type="float" office:value="11320">
            <text:p>11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]+7.5" office:value-type="float" office:value="-60.400000000000006">
            <text:p>−60.4000000000000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9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90">
            <text:p>90</text:p>
          </table:table-cell>
          <table:table-cell table:style-name="ACE-0" table:formula="of:=-[.T5]-[.U5]/100" office:value-type="float" office:value="-67.900000000000006">
            <text:p>−67.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006</text:p>
          </table:table-cell>
          <table:table-cell table:style-name="ACE-1" office:value-type="float" office:value="-13.17">
            <text:p>−13.17</text:p>
          </table:table-cell>
          <table:table-cell table:style-name="ACE-1" office:value-type="float" office:value="129.27000000000001">
            <text:p>129.27</text:p>
          </table:table-cell>
          <table:table-cell table:style-name="ACE-0" office:value-type="float" office:value="11570">
            <text:p>115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]+7.5" office:value-type="float" office:value="-60.480000000000004">
            <text:p>−60.48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9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98">
            <text:p>98</text:p>
          </table:table-cell>
          <table:table-cell table:style-name="ACE-0" table:formula="of:=-[.T6]-[.U6]/100" office:value-type="float" office:value="-67.980000000000004">
            <text:p>−67.9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905</text:p>
          </table:table-cell>
          <table:table-cell table:style-name="ACE-1" office:value-type="float" office:value="-13.17">
            <text:p>−13.17</text:p>
          </table:table-cell>
          <table:table-cell table:style-name="ACE-1" office:value-type="float" office:value="129.27000000000001">
            <text:p>129.27</text:p>
          </table:table-cell>
          <table:table-cell table:style-name="ACE-0" office:value-type="float" office:value="11670">
            <text:p>116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7]+7.5" office:value-type="float" office:value="-60.340000000000003">
            <text:p>−60.3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9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84">
            <text:p>84</text:p>
          </table:table-cell>
          <table:table-cell table:style-name="ACE-0" table:formula="of:=-[.T7]-[.U7]/100" office:value-type="float" office:value="-67.840000000000003">
            <text:p>−67.8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19</text:p>
          </table:table-cell>
          <table:table-cell table:style-name="ACE-1" office:value-type="float" office:value="-12.76">
            <text:p>−12.76</text:p>
          </table:table-cell>
          <table:table-cell table:style-name="ACE-1" office:value-type="float" office:value="128.87">
            <text:p>128.87</text:p>
          </table:table-cell>
          <table:table-cell table:style-name="ACE-0" office:value-type="float" office:value="12930">
            <text:p>12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lacamen gravescen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8]+7.5" office:value-type="float" office:value="-80.840000000000003">
            <text:p>−80.8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4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34">
            <text:p>34</text:p>
          </table:table-cell>
          <table:table-cell table:style-name="ACE-0" table:formula="of:=-[.T8]-[.U8]/100" office:value-type="float" office:value="-88.340000000000003">
            <text:p>−88.3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4</text:p>
          </table:table-cell>
          <table:table-cell table:style-name="ACE-1" office:value-type="float" office:value="-12.67">
            <text:p>−12.67</text:p>
          </table:table-cell>
          <table:table-cell table:style-name="ACE-1" office:value-type="float" office:value="128.78">
            <text:p>128.78</text:p>
          </table:table-cell>
          <table:table-cell table:style-name="ACE-0" office:value-type="float" office:value="14370">
            <text:p>143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emicassis bisul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9]+7.5" office:value-type="float" office:value="-89.25">
            <text:p>−89.2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3</text:p>
          </table:table-cell>
          <table:table-cell table:style-name="ACE-0" office:value-type="float" office:value="96">
            <text:p>96</text:p>
          </table:table-cell>
          <table:table-cell table:style-name="ACE-0" office:value-type="float" office:value="75">
            <text:p>75</text:p>
          </table:table-cell>
          <table:table-cell table:style-name="ACE-0" table:formula="of:=-[.T9]-[.U9]/100" office:value-type="float" office:value="-96.75">
            <text:p>−96.7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274-C120806-3</text:p>
          </table:table-cell>
          <table:table-cell table:style-name="ACE-1" office:value-type="float" office:value="-12.67">
            <text:p>−12.67</text:p>
          </table:table-cell>
          <table:table-cell table:style-name="ACE-1" office:value-type="float" office:value="128.78">
            <text:p>128.78</text:p>
          </table:table-cell>
          <table:table-cell table:style-name="ACE-0" office:value-type="float" office:value="14380">
            <text:p>14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0]+7.5" office:value-type="float" office:value="-90.140000000000001">
            <text:p>−90.1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intertidal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3</text:p>
          </table:table-cell>
          <table:table-cell table:style-name="ACE-0" office:value-type="float" office:value="96">
            <text:p>96</text:p>
          </table:table-cell>
          <table:table-cell table:style-name="ACE-0" office:value-type="float" office:value="164">
            <text:p>164</text:p>
          </table:table-cell>
          <table:table-cell table:style-name="ACE-0" table:formula="of:=-[.T10]-[.U10]/100" office:value-type="float" office:value="-97.640000000000001">
            <text:p>−97.6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9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1]+7.5" office:value-type="float" office:value="-113.2">
            <text:p>−113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70">
            <text:p>70</text:p>
          </table:table-cell>
          <table:table-cell table:style-name="ACE-0" table:formula="of:=-[.T11]-[.U11]/100" office:value-type="float" office:value="-120.7">
            <text:p>−120.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8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040">
            <text:p>160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2]+7.5" office:value-type="float" office:value="-113.81999999999999">
            <text:p>−113.8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132">
            <text:p>132</text:p>
          </table:table-cell>
          <table:table-cell table:style-name="ACE-0" table:formula="of:=-[.T12]-[.U12]/100" office:value-type="float" office:value="-121.31999999999999">
            <text:p>−121.3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2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060">
            <text:p>1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3]+7.5" office:value-type="float" office:value="-113.36">
            <text:p>−113.3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86">
            <text:p>86</text:p>
          </table:table-cell>
          <table:table-cell table:style-name="ACE-0" table:formula="of:=-[.T13]-[.U13]/100" office:value-type="float" office:value="-120.86">
            <text:p>−120.8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30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210">
            <text:p>162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4]+7.5" office:value-type="float" office:value="-113.23999999999999">
            <text:p>−113.2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74">
            <text:p>74</text:p>
          </table:table-cell>
          <table:table-cell table:style-name="ACE-0" table:formula="of:=-[.T14]-[.U14]/100" office:value-type="float" office:value="-120.73999999999999">
            <text:p>−120.7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8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250">
            <text:p>16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5]+7.5" office:value-type="float" office:value="-114.19">
            <text:p>−114.1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169">
            <text:p>169</text:p>
          </table:table-cell>
          <table:table-cell table:style-name="ACE-0" table:formula="of:=-[.T15]-[.U15]/100" office:value-type="float" office:value="-121.69">
            <text:p>−121.6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5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340">
            <text:p>163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6]+7.5" office:value-type="float" office:value="-114.65000000000001">
            <text:p>−114.6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15">
            <text:p>215</text:p>
          </table:table-cell>
          <table:table-cell table:style-name="ACE-0" table:formula="of:=-[.T16]-[.U16]/100" office:value-type="float" office:value="-122.15000000000001">
            <text:p>−122.1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21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410">
            <text:p>1641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Anodontia Lucin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7]+7.5" office:value-type="float" office:value="-115.2">
            <text:p>−115.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70">
            <text:p>270</text:p>
          </table:table-cell>
          <table:table-cell table:style-name="ACE-0" table:formula="of:=-[.T17]-[.U17]/100" office:value-type="float" office:value="-122.7">
            <text:p>−122.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5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6440">
            <text:p>16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8]+7.5" office:value-type="float" office:value="-109.40000000000001">
            <text:p>−109.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90">
            <text:p>190</text:p>
          </table:table-cell>
          <table:table-cell table:style-name="ACE-0" table:formula="of:=-[.T18]-[.U18]/100" office:value-type="float" office:value="-116.90000000000001">
            <text:p>−116.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3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610">
            <text:p>166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19]+7.5" office:value-type="float" office:value="-114.79000000000001">
            <text:p>−114.7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29">
            <text:p>229</text:p>
          </table:table-cell>
          <table:table-cell table:style-name="ACE-0" table:formula="of:=-[.T19]-[.U19]/100" office:value-type="float" office:value="-122.29000000000001">
            <text:p>−122.2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6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6680">
            <text:p>166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0]+7.5" office:value-type="float" office:value="-109.48999999999999">
            <text:p>−109.4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99">
            <text:p>199</text:p>
          </table:table-cell>
          <table:table-cell table:style-name="ACE-0" table:formula="of:=-[.T20]-[.U20]/100" office:value-type="float" office:value="-116.98999999999999">
            <text:p>−116.9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0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1]+7.5" office:value-type="float" office:value="-115.40000000000001">
            <text:p>−115.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90">
            <text:p>290</text:p>
          </table:table-cell>
          <table:table-cell table:style-name="ACE-0" table:formula="of:=-[.T21]-[.U21]/100" office:value-type="float" office:value="-122.90000000000001">
            <text:p>−122.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6022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6750">
            <text:p>1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2]+7.5" office:value-type="float" office:value="-109.53">
            <text:p>−109.5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203">
            <text:p>203</text:p>
          </table:table-cell>
          <table:table-cell table:style-name="ACE-0" table:formula="of:=-[.T22]-[.U22]/100" office:value-type="float" office:value="-117.03">
            <text:p>−117.0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9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6800">
            <text:p>16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3]+7.5" office:value-type="float" office:value="-115.3">
            <text:p>−115.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80">
            <text:p>280</text:p>
          </table:table-cell>
          <table:table-cell table:style-name="ACE-0" table:formula="of:=-[.T23]-[.U23]/100" office:value-type="float" office:value="-122.8">
            <text:p>−122.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1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6930">
            <text:p>16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4]+7.5" office:value-type="float" office:value="-107.33">
            <text:p>−107.3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83">
            <text:p>83</text:p>
          </table:table-cell>
          <table:table-cell table:style-name="ACE-0" table:formula="of:=-[.T24]-[.U24]/100" office:value-type="float" office:value="-114.83">
            <text:p>−114.8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1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6960">
            <text:p>169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5]+7.5" office:value-type="float" office:value="-107.44">
            <text:p>−107.4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94">
            <text:p>94</text:p>
          </table:table-cell>
          <table:table-cell table:style-name="ACE-0" table:formula="of:=-[.T25]-[.U25]/100" office:value-type="float" office:value="-114.94">
            <text:p>−114.9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2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7080">
            <text:p>170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6]+7.5" office:value-type="float" office:value="-107.54000000000001">
            <text:p>−107.5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04">
            <text:p>104</text:p>
          </table:table-cell>
          <table:table-cell table:style-name="ACE-0" table:formula="of:=-[.T26]-[.U26]/100" office:value-type="float" office:value="-115.04000000000001">
            <text:p>−115.0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06</text:p>
          </table:table-cell>
          <table:table-cell table:style-name="ACE-1" office:value-type="float" office:value="-11.93">
            <text:p>−11.93</text:p>
          </table:table-cell>
          <table:table-cell table:style-name="ACE-1" office:value-type="float" office:value="128.15000000000001">
            <text:p>128.15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7]+7.5" office:value-type="float" office:value="-104.70999999999999">
            <text:p>−104.7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121">
            <text:p>121</text:p>
          </table:table-cell>
          <table:table-cell table:style-name="ACE-0" table:formula="of:=-[.T27]-[.U27]/100" office:value-type="float" office:value="-112.20999999999999">
            <text:p>−112.2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2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7260">
            <text:p>17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8]+7.5" office:value-type="float" office:value="-107.69">
            <text:p>−107.6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19">
            <text:p>119</text:p>
          </table:table-cell>
          <table:table-cell table:style-name="ACE-0" table:formula="of:=-[.T28]-[.U28]/100" office:value-type="float" office:value="-115.19">
            <text:p>−115.1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7</text:p>
          </table:table-cell>
          <table:table-cell table:style-name="ACE-1" office:value-type="float" office:value="-11.99">
            <text:p>−11.99</text:p>
          </table:table-cell>
          <table:table-cell table:style-name="ACE-1" office:value-type="float" office:value="128.19999999999999">
            <text:p>128.20</text:p>
          </table:table-cell>
          <table:table-cell table:style-name="ACE-0" office:value-type="float" office:value="17320">
            <text:p>17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29]+7.5" office:value-type="float" office:value="-106.31999999999999">
            <text:p>−106.3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82">
            <text:p>182</text:p>
          </table:table-cell>
          <table:table-cell table:style-name="ACE-0" table:formula="of:=-[.T29]-[.U29]/100" office:value-type="float" office:value="-113.81999999999999">
            <text:p>−113.8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1712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7340">
            <text:p>1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0]+7.5" office:value-type="float" office:value="-116.11">
            <text:p>−116.1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361">
            <text:p>361</text:p>
          </table:table-cell>
          <table:table-cell table:style-name="ACE-0" table:formula="of:=-[.T30]-[.U30]/100" office:value-type="float" office:value="-123.61">
            <text:p>−123.6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3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1]+7.5" office:value-type="float" office:value="-115.48999999999999">
            <text:p>−115.4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299">
            <text:p>299</text:p>
          </table:table-cell>
          <table:table-cell table:style-name="ACE-0" table:formula="of:=-[.T31]-[.U31]/100" office:value-type="float" office:value="-122.98999999999999">
            <text:p>−122.9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1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7410">
            <text:p>174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2]+7.5" office:value-type="float" office:value="-115.70999999999999">
            <text:p>−115.7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321">
            <text:p>321</text:p>
          </table:table-cell>
          <table:table-cell table:style-name="ACE-0" table:formula="of:=-[.T32]-[.U32]/100" office:value-type="float" office:value="-123.20999999999999">
            <text:p>−123.2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3</text:p>
          </table:table-cell>
          <table:table-cell table:style-name="ACE-1" office:value-type="float" office:value="-11.99">
            <text:p>−11.99</text:p>
          </table:table-cell>
          <table:table-cell table:style-name="ACE-1" office:value-type="float" office:value="128.19999999999999">
            <text:p>128.20</text:p>
          </table:table-cell>
          <table:table-cell table:style-name="ACE-0" office:value-type="float" office:value="17490">
            <text:p>174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3]+7.5" office:value-type="float" office:value="-106.36">
            <text:p>−106.3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86">
            <text:p>186</text:p>
          </table:table-cell>
          <table:table-cell table:style-name="ACE-0" table:formula="of:=-[.T33]-[.U33]/100" office:value-type="float" office:value="-113.86">
            <text:p>−113.8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7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7520">
            <text:p>17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4]+7.5" office:value-type="float" office:value="-111.87">
            <text:p>−111.87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437">
            <text:p>437</text:p>
          </table:table-cell>
          <table:table-cell table:style-name="ACE-0" table:formula="of:=-[.T34]-[.U34]/100" office:value-type="float" office:value="-119.37">
            <text:p>−119.3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29</text:p>
          </table:table-cell>
          <table:table-cell table:style-name="ACE-1" office:value-type="float" office:value="-11.99">
            <text:p>−11.99</text:p>
          </table:table-cell>
          <table:table-cell table:style-name="ACE-1" office:value-type="float" office:value="128.19999999999999">
            <text:p>128.20</text:p>
          </table:table-cell>
          <table:table-cell table:style-name="ACE-0" office:value-type="float" office:value="17540">
            <text:p>175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5]+7.5" office:value-type="float" office:value="-106.68000000000001">
            <text:p>−106.68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218">
            <text:p>218</text:p>
          </table:table-cell>
          <table:table-cell table:style-name="ACE-0" table:formula="of:=-[.T35]-[.U35]/100" office:value-type="float" office:value="-114.18000000000001">
            <text:p>−114.1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11</text:p>
          </table:table-cell>
          <table:table-cell table:style-name="ACE-1" office:value-type="float" office:value="-12.1">
            <text:p>−12.10</text:p>
          </table:table-cell>
          <table:table-cell table:style-name="ACE-1" office:value-type="float" office:value="128.09999999999999">
            <text:p>128.10</text:p>
          </table:table-cell>
          <table:table-cell table:style-name="ACE-0" office:value-type="float" office:value="17550">
            <text:p>175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6]+7.5" office:value-type="float" office:value="-110.68000000000001">
            <text:p>−110.68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318">
            <text:p>318</text:p>
          </table:table-cell>
          <table:table-cell table:style-name="ACE-0" table:formula="of:=-[.T36]-[.U36]/100" office:value-type="float" office:value="-118.18000000000001">
            <text:p>−118.1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8834</text:p>
          </table:table-cell>
          <table:table-cell table:style-name="ACE-1" office:value-type="float" office:value="-11.99">
            <text:p>−11.99</text:p>
          </table:table-cell>
          <table:table-cell table:style-name="ACE-1" office:value-type="float" office:value="128.19999999999999">
            <text:p>128.20</text:p>
          </table:table-cell>
          <table:table-cell table:style-name="ACE-0" office:value-type="float" office:value="17580">
            <text:p>17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7]+7.5" office:value-type="float" office:value="-106.31999999999999">
            <text:p>−106.3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82">
            <text:p>182</text:p>
          </table:table-cell>
          <table:table-cell table:style-name="ACE-0" table:formula="of:=-[.T37]-[.U37]/100" office:value-type="float" office:value="-113.81999999999999">
            <text:p>−113.8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08</text:p>
          </table:table-cell>
          <table:table-cell table:style-name="ACE-1" office:value-type="float" office:value="-12.18">
            <text:p>−12.18</text:p>
          </table:table-cell>
          <table:table-cell table:style-name="ACE-1" office:value-type="float" office:value="128.03">
            <text:p>128.03</text:p>
          </table:table-cell>
          <table:table-cell table:style-name="ACE-0" office:value-type="float" office:value="17690">
            <text:p>176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nadara sp, 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8]+7.5" office:value-type="float" office:value="-116.75">
            <text:p>−116.7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25">
            <text:p>425</text:p>
          </table:table-cell>
          <table:table-cell table:style-name="ACE-0" table:formula="of:=-[.T38]-[.U38]/100" office:value-type="float" office:value="-124.25">
            <text:p>−124.2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4</text:p>
          </table:table-cell>
          <table:table-cell table:style-name="ACE-1" office:value-type="float" office:value="-11.99">
            <text:p>−11.99</text:p>
          </table:table-cell>
          <table:table-cell table:style-name="ACE-1" office:value-type="float" office:value="128.19999999999999">
            <text:p>128.20</text:p>
          </table:table-cell>
          <table:table-cell table:style-name="ACE-0" office:value-type="float" office:value="17760">
            <text:p>177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39]+7.5" office:value-type="float" office:value="-106.59">
            <text:p>−106.5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209">
            <text:p>209</text:p>
          </table:table-cell>
          <table:table-cell table:style-name="ACE-0" table:formula="of:=-[.T39]-[.U39]/100" office:value-type="float" office:value="-114.09">
            <text:p>−114.0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8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7800">
            <text:p>178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0]+7.5" office:value-type="float" office:value="-108.26000000000001">
            <text:p>−108.2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76">
            <text:p>176</text:p>
          </table:table-cell>
          <table:table-cell table:style-name="ACE-0" table:formula="of:=-[.T40]-[.U40]/100" office:value-type="float" office:value="-115.76000000000001">
            <text:p>−115.7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27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7820">
            <text:p>178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1]+7.5" office:value-type="float" office:value="-108.29000000000001">
            <text:p>−108.2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79">
            <text:p>179</text:p>
          </table:table-cell>
          <table:table-cell table:style-name="ACE-0" table:formula="of:=-[.T41]-[.U41]/100" office:value-type="float" office:value="-115.79000000000001">
            <text:p>−115.7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1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7850">
            <text:p>178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2]+7.5" office:value-type="float" office:value="-108.23999999999999">
            <text:p>−108.2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174">
            <text:p>174</text:p>
          </table:table-cell>
          <table:table-cell table:style-name="ACE-0" table:formula="of:=-[.T42]-[.U42]/100" office:value-type="float" office:value="-115.73999999999999">
            <text:p>−115.7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1</text:p>
          </table:table-cell>
          <table:table-cell table:style-name="ACE-1" office:value-type="float" office:value="-11.93">
            <text:p>−11.93</text:p>
          </table:table-cell>
          <table:table-cell table:style-name="ACE-1" office:value-type="float" office:value="128.15000000000001">
            <text:p>128.15</text:p>
          </table:table-cell>
          <table:table-cell table:style-name="ACE-0" office:value-type="float" office:value="17880">
            <text:p>178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3]+7.5" office:value-type="float" office:value="-105.65000000000001">
            <text:p>−105.6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215">
            <text:p>215</text:p>
          </table:table-cell>
          <table:table-cell table:style-name="ACE-0" table:formula="of:=-[.T43]-[.U43]/100" office:value-type="float" office:value="-113.15000000000001">
            <text:p>−113.1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5</text:p>
          </table:table-cell>
          <table:table-cell table:style-name="ACE-1" office:value-type="float" office:value="-11.93">
            <text:p>−11.93</text:p>
          </table:table-cell>
          <table:table-cell table:style-name="ACE-1" office:value-type="float" office:value="128.15000000000001">
            <text:p>128.15</text:p>
          </table:table-cell>
          <table:table-cell table:style-name="ACE-0" office:value-type="float" office:value="17910">
            <text:p>179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4]+7.5" office:value-type="float" office:value="-106.45999999999999">
            <text:p>−106.4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296">
            <text:p>296</text:p>
          </table:table-cell>
          <table:table-cell table:style-name="ACE-0" table:formula="of:=-[.T44]-[.U44]/100" office:value-type="float" office:value="-113.95999999999999">
            <text:p>−113.9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04</text:p>
          </table:table-cell>
          <table:table-cell table:style-name="ACE-1" office:value-type="float" office:value="-11.93">
            <text:p>−11.93</text:p>
          </table:table-cell>
          <table:table-cell table:style-name="ACE-1" office:value-type="float" office:value="128.15000000000001">
            <text:p>128.15</text:p>
          </table:table-cell>
          <table:table-cell table:style-name="ACE-0" office:value-type="float" office:value="17990">
            <text:p>179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5]+7.5" office:value-type="float" office:value="-106.09999999999999">
            <text:p>−106.1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260">
            <text:p>260</text:p>
          </table:table-cell>
          <table:table-cell table:style-name="ACE-0" table:formula="of:=-[.T45]-[.U45]/100" office:value-type="float" office:value="-113.59999999999999">
            <text:p>−113.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2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8050">
            <text:p>1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6]+7.5" office:value-type="float" office:value="-109.25">
            <text:p>−109.2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275">
            <text:p>275</text:p>
          </table:table-cell>
          <table:table-cell table:style-name="ACE-0" table:formula="of:=-[.T46]-[.U46]/100" office:value-type="float" office:value="-116.75">
            <text:p>−116.7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4</text:p>
          </table:table-cell>
          <table:table-cell table:style-name="ACE-1" office:value-type="float" office:value="-12.08">
            <text:p>−12.0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8090">
            <text:p>18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7]+7.5" office:value-type="float" office:value="-110.26000000000001">
            <text:p>−110.2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08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376">
            <text:p>376</text:p>
          </table:table-cell>
          <table:table-cell table:style-name="ACE-0" table:formula="of:=-[.T47]-[.U47]/100" office:value-type="float" office:value="-117.76000000000001">
            <text:p>−117.7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4</text:p>
          </table:table-cell>
          <table:table-cell table:style-name="ACE-1" office:value-type="float" office:value="-12.09">
            <text:p>−12.09</text:p>
          </table:table-cell>
          <table:table-cell table:style-name="ACE-1" office:value-type="float" office:value="128.28">
            <text:p>128.28</text:p>
          </table:table-cell>
          <table:table-cell table:style-name="ACE-0" office:value-type="float" office:value="19370">
            <text:p>19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8]+7.5" office:value-type="float" office:value="-100.23999999999999">
            <text:p>−100.2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174">
            <text:p>174</text:p>
          </table:table-cell>
          <table:table-cell table:style-name="ACE-0" table:formula="of:=-[.T48]-[.U48]/100" office:value-type="float" office:value="-107.73999999999999">
            <text:p>−107.7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13</text:p>
          </table:table-cell>
          <table:table-cell table:style-name="ACE-1" office:value-type="float" office:value="-12.09">
            <text:p>−12.09</text:p>
          </table:table-cell>
          <table:table-cell table:style-name="ACE-1" office:value-type="float" office:value="128.28">
            <text:p>128.28</text:p>
          </table:table-cell>
          <table:table-cell table:style-name="ACE-0" office:value-type="float" office:value="20010">
            <text:p>20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49]+7.5" office:value-type="float" office:value="-101.59999999999999">
            <text:p>−101.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310">
            <text:p>310</text:p>
          </table:table-cell>
          <table:table-cell table:style-name="ACE-0" table:formula="of:=-[.T49]-[.U49]/100" office:value-type="float" office:value="-109.09999999999999">
            <text:p>−109.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5</text:p>
          </table:table-cell>
          <table:table-cell table:style-name="ACE-1" office:value-type="float" office:value="-12.09">
            <text:p>−12.09</text:p>
          </table:table-cell>
          <table:table-cell table:style-name="ACE-1" office:value-type="float" office:value="128.28">
            <text:p>128.28</text:p>
          </table:table-cell>
          <table:table-cell table:style-name="ACE-0" office:value-type="float" office:value="21170">
            <text:p>211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0]+7.5" office:value-type="float" office:value="-102.34999999999999">
            <text:p>−102.3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385">
            <text:p>385</text:p>
          </table:table-cell>
          <table:table-cell table:style-name="ACE-0" table:formula="of:=-[.T50]-[.U50]/100" office:value-type="float" office:value="-109.84999999999999">
            <text:p>−109.8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6</text:p>
          </table:table-cell>
          <table:table-cell table:style-name="ACE-1" office:value-type="float" office:value="-12.26">
            <text:p>−12.26</text:p>
          </table:table-cell>
          <table:table-cell table:style-name="ACE-1" office:value-type="float" office:value="128.41">
            <text:p>128.41</text:p>
          </table:table-cell>
          <table:table-cell table:style-name="ACE-0" office:value-type="float" office:value="21810">
            <text:p>21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1]+7.5" office:value-type="float" office:value="-101.69">
            <text:p>−101.6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119">
            <text:p>119</text:p>
          </table:table-cell>
          <table:table-cell table:style-name="ACE-0" table:formula="of:=-[.T51]-[.U51]/100" office:value-type="float" office:value="-109.19">
            <text:p>−109.1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937</text:p>
          </table:table-cell>
          <table:table-cell table:style-name="ACE-1" office:value-type="float" office:value="-12.26">
            <text:p>−12.26</text:p>
          </table:table-cell>
          <table:table-cell table:style-name="ACE-1" office:value-type="float" office:value="128.41">
            <text:p>128.41</text:p>
          </table:table-cell>
          <table:table-cell table:style-name="ACE-0" office:value-type="float" office:value="21890">
            <text:p>218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2]+7.5" office:value-type="float" office:value="-102.42">
            <text:p>−102.42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192">
            <text:p>192</text:p>
          </table:table-cell>
          <table:table-cell table:style-name="ACE-0" table:formula="of:=-[.T52]-[.U52]/100" office:value-type="float" office:value="-109.92">
            <text:p>−109.9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10039</text:p>
          </table:table-cell>
          <table:table-cell table:style-name="ACE-1" office:value-type="float" office:value="-12.09">
            <text:p>−12.09</text:p>
          </table:table-cell>
          <table:table-cell table:style-name="ACE-1" office:value-type="float" office:value="128.28">
            <text:p>128.28</text:p>
          </table:table-cell>
          <table:table-cell table:style-name="ACE-0" office:value-type="float" office:value="22010">
            <text:p>220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3]+7.5" office:value-type="float" office:value="-102.40000000000001">
            <text:p>−102.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lagoon/estuary</text:p>
          </table:table-cell>
          <table:table-cell table:style-name="ACE-0" office:value-type="string">
            <text:p>&gt; 15 m</text:p>
          </table:table-cell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390">
            <text:p>390</text:p>
          </table:table-cell>
          <table:table-cell table:style-name="ACE-0" table:formula="of:=-[.T53]-[.U53]/100" office:value-type="float" office:value="-109.90000000000001">
            <text:p>−109.9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00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1410">
            <text:p>114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4]" office:value-type="float" office:value="-118.42">
            <text:p>−118.4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open marine</text:p>
          </table:table-cell>
          <table:table-cell table:style-name="ACE-0" office:value-type="string">
            <text:p>&gt; -20 m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42">
            <text:p>42</text:p>
          </table:table-cell>
          <table:table-cell table:style-name="ACE-0" table:formula="of:=-[.T54]-[.U54]/100" office:value-type="float" office:value="-118.42">
            <text:p>−118.42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03</text:p>
          </table:table-cell>
          <table:table-cell table:style-name="ACE-1" office:value-type="float" office:value="-12.17">
            <text:p>−12.17</text:p>
          </table:table-cell>
          <table:table-cell table:style-name="ACE-1" office:value-type="float" office:value="128">
            <text:p>128.00</text:p>
          </table:table-cell>
          <table:table-cell table:style-name="ACE-0" office:value-type="float" office:value="24060">
            <text:p>240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55]" office:value-type="float" office:value="-123.40000000000001">
            <text:p>−123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open marine</text:p>
          </table:table-cell>
          <table:table-cell table:style-name="ACE-0" office:value-type="string">
            <text:p>&gt;-20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240">
            <text:p>240</text:p>
          </table:table-cell>
          <table:table-cell table:style-name="ACE-0" table:formula="of:=-[.T55]-[.U55]/100" office:value-type="float" office:value="-123.40000000000001">
            <text:p>−123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3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4160">
            <text:p>1416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6]+7.5" office:value-type="float" office:value="-111.63">
            <text:p>−111.6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113">
            <text:p>113</text:p>
          </table:table-cell>
          <table:table-cell table:style-name="ACE-0" table:formula="of:=-[.T56]-[.U56]/100" office:value-type="float" office:value="-119.13">
            <text:p>−119.13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50</text:p>
          </table:table-cell>
          <table:table-cell table:style-name="ACE-1" office:value-type="float" office:value="-12.369999999999999">
            <text:p>−12.37</text:p>
          </table:table-cell>
          <table:table-cell table:style-name="ACE-1" office:value-type="float" office:value="128.25">
            <text:p>128.25</text:p>
          </table:table-cell>
          <table:table-cell table:style-name="ACE-0" office:value-type="float" office:value="14720">
            <text:p>1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7]+7.5" office:value-type="float" office:value="-99.760000000000005">
            <text:p>−99.7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26">
            <text:p>26</text:p>
          </table:table-cell>
          <table:table-cell table:style-name="ACE-0" table:formula="of:=-[.T57]-[.U57]/100" office:value-type="float" office:value="-107.26000000000001">
            <text:p>−107.26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7</text:p>
          </table:table-cell>
          <table:table-cell table:style-name="ACE-1" office:value-type="float" office:value="-12.369999999999999">
            <text:p>−12.37</text:p>
          </table:table-cell>
          <table:table-cell table:style-name="ACE-1" office:value-type="float" office:value="128.25">
            <text:p>128.25</text:p>
          </table:table-cell>
          <table:table-cell table:style-name="ACE-0" office:value-type="float" office:value="14910">
            <text:p>1491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Ctenocardia fornicarta, 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8]+7.5" office:value-type="float" office:value="-99.849999999999994">
            <text:p>−99.8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35">
            <text:p>35</text:p>
          </table:table-cell>
          <table:table-cell table:style-name="ACE-0" table:formula="of:=-[.T58]-[.U58]/100" office:value-type="float" office:value="-107.34999999999999">
            <text:p>−107.3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404</text:p>
          </table:table-cell>
          <table:table-cell table:style-name="ACE-1" office:value-type="float" office:value="-12.279999999999999">
            <text:p>−12.2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5070">
            <text:p>150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59]+7.5" office:value-type="float" office:value="-102.84999999999999">
            <text:p>−102.8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35">
            <text:p>35</text:p>
          </table:table-cell>
          <table:table-cell table:style-name="ACE-0" table:formula="of:=-[.T59]-[.U59]/100" office:value-type="float" office:value="-110.34999999999999">
            <text:p>−110.3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46</text:p>
          </table:table-cell>
          <table:table-cell table:style-name="ACE-1" office:value-type="float" office:value="-12.369999999999999">
            <text:p>−12.37</text:p>
          </table:table-cell>
          <table:table-cell table:style-name="ACE-1" office:value-type="float" office:value="128.25">
            <text:p>128.25</text:p>
          </table:table-cell>
          <table:table-cell table:style-name="ACE-0" office:value-type="float" office:value="15880">
            <text:p>158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tenocardia fornicarta, Paphia undulata, Marca japon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0]+7.5" office:value-type="float" office:value="-99.939999999999998">
            <text:p>−99.94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7</text:p>
          </table:table-cell>
          <table:table-cell table:style-name="ACE-0" office:value-type="float" office:value="107">
            <text:p>107</text:p>
          </table:table-cell>
          <table:table-cell table:style-name="ACE-0" office:value-type="float" office:value="44">
            <text:p>44</text:p>
          </table:table-cell>
          <table:table-cell table:style-name="ACE-0" table:formula="of:=-[.T60]-[.U60]/100" office:value-type="float" office:value="-107.44">
            <text:p>−107.4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24</text:p>
          </table:table-cell>
          <table:table-cell table:style-name="ACE-1" office:value-type="float" office:value="-12.279999999999999">
            <text:p>−12.28</text:p>
          </table:table-cell>
          <table:table-cell table:style-name="ACE-1" office:value-type="float" office:value="128.16999999999999">
            <text:p>128.17</text:p>
          </table:table-cell>
          <table:table-cell table:style-name="ACE-0" office:value-type="float" office:value="15980">
            <text:p>1598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1]+7.5" office:value-type="float" office:value="-102.90000000000001">
            <text:p>−102.9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6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40">
            <text:p>40</text:p>
          </table:table-cell>
          <table:table-cell table:style-name="ACE-0" table:formula="of:=-[.T61]-[.U61]/100" office:value-type="float" office:value="-110.40000000000001">
            <text:p>−110.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8816</text:p>
          </table:table-cell>
          <table:table-cell table:style-name="ACE-1" office:value-type="float" office:value="-12.17">
            <text:p>−12.17</text:p>
          </table:table-cell>
          <table:table-cell table:style-name="ACE-1" office:value-type="float" office:value="128">
            <text:p>128.00</text:p>
          </table:table-cell>
          <table:table-cell table:style-name="ACE-0" office:value-type="float" office:value="16730">
            <text:p>167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2]+7.5" office:value-type="float" office:value="-115.3">
            <text:p>−115.3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180">
            <text:p>180</text:p>
          </table:table-cell>
          <table:table-cell table:style-name="ACE-0" table:formula="of:=-[.T62]-[.U62]/100" office:value-type="float" office:value="-122.8">
            <text:p>−122.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8</text:p>
          </table:table-cell>
          <table:table-cell table:style-name="ACE-1" office:value-type="float" office:value="-12.17">
            <text:p>−12.17</text:p>
          </table:table-cell>
          <table:table-cell table:style-name="ACE-1" office:value-type="float" office:value="128">
            <text:p>128.00</text:p>
          </table:table-cell>
          <table:table-cell table:style-name="ACE-0" office:value-type="float" office:value="18390">
            <text:p>1839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3]+7.5" office:value-type="float" office:value="-115.59999999999999">
            <text:p>−115.6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marine</text:p>
          </table:table-cell>
          <table:table-cell table:style-name="ACE-0" office:value-type="string">
            <text:p>&gt; -5 m</text:p>
          </table:table-cell>
          <table:table-cell table:style-name="ACE-0" office:value-type="string">
            <text:p>GC 4</text:p>
          </table:table-cell>
          <table:table-cell table:style-name="ACE-0" office:value-type="float" office:value="121">
            <text:p>121</text:p>
          </table:table-cell>
          <table:table-cell table:style-name="ACE-0" office:value-type="float" office:value="210">
            <text:p>210</text:p>
          </table:table-cell>
          <table:table-cell table:style-name="ACE-0" table:formula="of:=-[.T63]-[.U63]/100" office:value-type="float" office:value="-123.09999999999999">
            <text:p>−123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9</text:p>
          </table:table-cell>
          <table:table-cell table:style-name="ACE-1" office:value-type="float" office:value="-12.640000000000001">
            <text:p>−12.64</text:p>
          </table:table-cell>
          <table:table-cell table:style-name="ACE-1" office:value-type="float" office:value="128.61000000000001">
            <text:p>128.61</text:p>
          </table:table-cell>
          <table:table-cell table:style-name="ACE-0" office:value-type="float" office:value="11590">
            <text:p>1159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4]-1.5" office:value-type="float" office:value="-97.599999999999994">
            <text:p>−97.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8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110">
            <text:p>110</text:p>
          </table:table-cell>
          <table:table-cell table:style-name="ACE-0" table:formula="of:=-[.T64]-[.U64]/100" office:value-type="float" office:value="-96.099999999999994">
            <text:p>−96.1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28</text:p>
          </table:table-cell>
          <table:table-cell table:style-name="ACE-1" office:value-type="float" office:value="-12.199999999999999">
            <text:p>−12.20</text:p>
          </table:table-cell>
          <table:table-cell table:style-name="ACE-1" office:value-type="float" office:value="128.03999999999999">
            <text:p>128.04</text:p>
          </table:table-cell>
          <table:table-cell table:style-name="ACE-0" office:value-type="float" office:value="16240">
            <text:p>1624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5]-1.5" office:value-type="float" office:value="-121.77">
            <text:p>−121.7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7">
            <text:p>227</text:p>
          </table:table-cell>
          <table:table-cell table:style-name="ACE-0" table:formula="of:=-[.T65]-[.U65]/100" office:value-type="float" office:value="-120.27">
            <text:p>−120.2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80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540">
            <text:p>165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6]-1.5" office:value-type="float" office:value="-121.77">
            <text:p>−121.7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7">
            <text:p>227</text:p>
          </table:table-cell>
          <table:table-cell table:style-name="ACE-0" table:formula="of:=-[.T66]-[.U66]/100" office:value-type="float" office:value="-120.27">
            <text:p>−120.2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31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6690">
            <text:p>16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7]-1.5" office:value-type="float" office:value="-121.79000000000001">
            <text:p>−121.7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229">
            <text:p>229</text:p>
          </table:table-cell>
          <table:table-cell table:style-name="ACE-0" table:formula="of:=-[.T67]-[.U67]/100" office:value-type="float" office:value="-120.29000000000001">
            <text:p>−120.29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6930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7360">
            <text:p>17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bivalve, 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8]-1.5" office:value-type="float" office:value="-122.7">
            <text:p>−122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320">
            <text:p>320</text:p>
          </table:table-cell>
          <table:table-cell table:style-name="ACE-0" table:formula="of:=-[.T68]-[.U68]/100" office:value-type="float" office:value="-121.2">
            <text:p>−121.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9317</text:p>
          </table:table-cell>
          <table:table-cell table:style-name="ACE-0" office:value-type="float" office:value="-12.199999999999999">
            <text:p>−12.2</text:p>
          </table:table-cell>
          <table:table-cell table:style-name="ACE-0" office:value-type="float" office:value="128.03999999999999">
            <text:p>128.04</text:p>
          </table:table-cell>
          <table:table-cell table:style-name="ACE-0" office:value-type="float" office:value="18040">
            <text:p>180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69]-1.5" office:value-type="float" office:value="-122.90000000000001">
            <text:p>−122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brackish</text:p>
          </table:table-cell>
          <table:table-cell table:style-name="ACE-0" office:value-type="string">
            <text:p>High tide to mean sea level (3 m is modern range)</text:p>
          </table:table-cell>
          <table:table-cell table:style-name="ACE-0" office:value-type="string">
            <text:p>GC 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340">
            <text:p>340</text:p>
          </table:table-cell>
          <table:table-cell table:style-name="ACE-0" table:formula="of:=-[.T69]-[.U69]/100" office:value-type="float" office:value="-121.40000000000001">
            <text:p>−121.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121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128.87">
            <text:p>128.87</text:p>
          </table:table-cell>
          <table:table-cell table:style-name="ACE-0" office:value-type="float" office:value="12490">
            <text:p>1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0]" office:value-type="float" office:value="-88.219999999999999">
            <text:p>−88.2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14</text:p>
          </table:table-cell>
          <table:table-cell table:style-name="ACE-0" office:value-type="float" office:value="88">
            <text:p>88</text:p>
          </table:table-cell>
          <table:table-cell table:style-name="ACE-0" office:value-type="float" office:value="22">
            <text:p>22</text:p>
          </table:table-cell>
          <table:table-cell table:style-name="ACE-0" table:formula="of:=-[.T70]-[.U70]/100" office:value-type="float" office:value="-88.219999999999999">
            <text:p>−88.2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3307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4290">
            <text:p>14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1]" office:value-type="float" office:value="-116.18000000000001">
            <text:p>−116.1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8">
            <text:p>118</text:p>
          </table:table-cell>
          <table:table-cell table:style-name="ACE-0" table:formula="of:=-[.T71]-[.U71]/100" office:value-type="float" office:value="-116.18000000000001">
            <text:p>−116.18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19</text:p>
          </table:table-cell>
          <table:table-cell table:style-name="ACE-0" office:value-type="float" office:value="-11.220000000000001">
            <text:p>−11.22</text:p>
          </table:table-cell>
          <table:table-cell table:style-name="ACE-0" office:value-type="float" office:value="126.27">
            <text:p>126.27</text:p>
          </table:table-cell>
          <table:table-cell table:style-name="ACE-0" office:value-type="float" office:value="14570">
            <text:p>1457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72]+7.5" office:value-type="float" office:value="-95.349999999999994">
            <text:p>−95.35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beach or coastal lagoon</text:p>
          </table:table-cell>
          <table:table-cell table:style-name="ACE-0"/>
          <table:table-cell table:style-name="ACE-0" office:value-type="string">
            <text:p>GC 11</text:p>
          </table:table-cell>
          <table:table-cell table:style-name="ACE-0" office:value-type="float" office:value="101">
            <text:p>101</text:p>
          </table:table-cell>
          <table:table-cell table:style-name="ACE-0" office:value-type="float" office:value="185">
            <text:p>185</text:p>
          </table:table-cell>
          <table:table-cell table:style-name="ACE-0" table:formula="of:=-[.T72]-[.U72]/100" office:value-type="float" office:value="-102.84999999999999">
            <text:p>−102.85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7520</text:p>
          </table:table-cell>
          <table:table-cell table:style-name="ACE-0" office:value-type="float" office:value="-11.16">
            <text:p>−11.16</text:p>
          </table:table-cell>
          <table:table-cell table:style-name="ACE-0" office:value-type="float" office:value="126.28">
            <text:p>126.28</text:p>
          </table:table-cell>
          <table:table-cell table:style-name="ACE-0" office:value-type="float" office:value="14750">
            <text:p>147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[.V73]+7.5" office:value-type="float" office:value="-98.370000000000005">
            <text:p>−98.37</text:p>
          </table:table-cell>
          <table:table-cell table:style-name="ACE-0" office:value-type="float" office:value="7.5">
            <text:p>7.5</text:p>
          </table:table-cell>
          <table:table-cell table:style-name="ACE-0" office:value-type="float" office:value="7.5">
            <text:p>7.5</text:p>
          </table:table-cell>
          <table:table-cell table:style-name="ACE-0" office:value-type="string">
            <text:p>YokoyamaEtal2000</text:p>
          </table:table-cell>
          <table:table-cell table:style-name="ACE-0" office:value-type="string">
            <text:p>marginal beach or coastal lagoon</text:p>
          </table:table-cell>
          <table:table-cell table:style-name="ACE-0"/>
          <table:table-cell table:style-name="ACE-0" office:value-type="string">
            <text:p>GC 10</text:p>
          </table:table-cell>
          <table:table-cell table:style-name="ACE-0" office:value-type="float" office:value="103">
            <text:p>103</text:p>
          </table:table-cell>
          <table:table-cell table:style-name="ACE-0" office:value-type="float" office:value="287">
            <text:p>287</text:p>
          </table:table-cell>
          <table:table-cell table:style-name="ACE-0" table:formula="of:=-[.T73]-[.U73]/100" office:value-type="float" office:value="-105.87">
            <text:p>−105.8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27</text:p>
          </table:table-cell>
          <table:table-cell table:style-name="ACE-0" office:value-type="float" office:value="-12.26">
            <text:p>−12.26</text:p>
          </table:table-cell>
          <table:table-cell table:style-name="ACE-0" office:value-type="float" office:value="128.41">
            <text:p>128.41</text:p>
          </table:table-cell>
          <table:table-cell table:style-name="ACE-0" office:value-type="float" office:value="14960">
            <text:p>14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4]" office:value-type="float" office:value="-108.56999999999999">
            <text:p>−108.5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1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57">
            <text:p>57</text:p>
          </table:table-cell>
          <table:table-cell table:style-name="ACE-0" table:formula="of:=-[.T74]-[.U74]/100" office:value-type="float" office:value="-108.56999999999999">
            <text:p>−108.5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300">
            <text:p>15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5]" office:value-type="float" office:value="-116.5">
            <text:p>−116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50">
            <text:p>150</text:p>
          </table:table-cell>
          <table:table-cell table:style-name="ACE-0" table:formula="of:=-[.T75]-[.U75]/100" office:value-type="float" office:value="-116.5">
            <text:p>−116.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0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410">
            <text:p>15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6]" office:value-type="float" office:value="-116.44">
            <text:p>−116.4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44">
            <text:p>144</text:p>
          </table:table-cell>
          <table:table-cell table:style-name="ACE-0" table:formula="of:=-[.T76]-[.U76]/100" office:value-type="float" office:value="-116.44">
            <text:p>−116.44</text:p>
          </table:table-cell>
          <table:table-cell table:number-columns-repeated="234" table:style-name="ACE-0"/>
        </table:table-row>
        <table:table-row table:style-name="AROW-1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5700">
            <text:p>15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7]" office:value-type="float" office:value="-111.37">
            <text:p>−111.3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37">
            <text:p>37</text:p>
          </table:table-cell>
          <table:table-cell table:style-name="ACE-0" table:formula="of:=-[.T77]-[.U77]/100" office:value-type="float" office:value="-111.37">
            <text:p>−111.37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24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5820">
            <text:p>158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8]" office:value-type="float" office:value="-116.55">
            <text:p>−116.5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55">
            <text:p>155</text:p>
          </table:table-cell>
          <table:table-cell table:style-name="ACE-0" table:formula="of:=-[.T78]-[.U78]/100" office:value-type="float" office:value="-116.55">
            <text:p>−116.5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170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16030">
            <text:p>16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enthic foraminife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79]" office:value-type="float" office:value="-116.8">
            <text:p>−116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7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80">
            <text:p>180</text:p>
          </table:table-cell>
          <table:table-cell table:style-name="ACE-0" table:formula="of:=-[.T79]-[.U79]/100" office:value-type="float" office:value="-116.8">
            <text:p>−116.8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0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600">
            <text:p>166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0]" office:value-type="float" office:value="-113.61">
            <text:p>−113.6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61">
            <text:p>161</text:p>
          </table:table-cell>
          <table:table-cell table:style-name="ACE-0" table:formula="of:=-[.T80]-[.U80]/100" office:value-type="float" office:value="-113.61">
            <text:p>−113.6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1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6840">
            <text:p>16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1]" office:value-type="float" office:value="-113.66">
            <text:p>−113.6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66">
            <text:p>166</text:p>
          </table:table-cell>
          <table:table-cell table:style-name="ACE-0" table:formula="of:=-[.T81]-[.U81]/100" office:value-type="float" office:value="-113.66">
            <text:p>−113.6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09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30">
            <text:p>170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2]" office:value-type="float" office:value="-111.59999999999999">
            <text:p>−111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60">
            <text:p>60</text:p>
          </table:table-cell>
          <table:table-cell table:style-name="ACE-0" table:formula="of:=-[.T82]-[.U82]/100" office:value-type="float" office:value="-111.59999999999999">
            <text:p>−111.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1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60">
            <text:p>170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unknown macrofossi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3]" office:value-type="float" office:value="-111.45">
            <text:p>−111.4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45">
            <text:p>45</text:p>
          </table:table-cell>
          <table:table-cell table:style-name="ACE-0" table:formula="of:=-[.T83]-[.U83]/100" office:value-type="float" office:value="-111.45">
            <text:p>−111.4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25118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090">
            <text:p>170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phia undu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4]" office:value-type="float" office:value="-111.95999999999999">
            <text:p>−111.9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96">
            <text:p>96</text:p>
          </table:table-cell>
          <table:table-cell table:style-name="ACE-0" table:formula="of:=-[.T84]-[.U84]/100" office:value-type="float" office:value="-111.95999999999999">
            <text:p>−111.96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2710</text:p>
          </table:table-cell>
          <table:table-cell table:style-name="ACE-0" office:value-type="float" office:value="-11.93">
            <text:p>−11.93</text:p>
          </table:table-cell>
          <table:table-cell table:style-name="ACE-0" office:value-type="float" office:value="128.15000000000001">
            <text:p>128.15</text:p>
          </table:table-cell>
          <table:table-cell table:style-name="ACE-0" office:value-type="float" office:value="17110">
            <text:p>171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pisul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5]" office:value-type="float" office:value="-111.73999999999999">
            <text:p>−111.7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3</text:p>
          </table:table-cell>
          <table:table-cell table:style-name="ACE-0" office:value-type="float" office:value="111">
            <text:p>111</text:p>
          </table:table-cell>
          <table:table-cell table:style-name="ACE-0" office:value-type="float" office:value="74">
            <text:p>74</text:p>
          </table:table-cell>
          <table:table-cell table:style-name="ACE-0" table:formula="of:=-[.T85]-[.U85]/100" office:value-type="float" office:value="-111.73999999999999">
            <text:p>−111.74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4122</text:p>
          </table:table-cell>
          <table:table-cell table:style-name="ACE-0" office:value-type="float" office:value="-11.99">
            <text:p>−11.99</text:p>
          </table:table-cell>
          <table:table-cell table:style-name="ACE-0" office:value-type="float" office:value="128.19999999999999">
            <text:p>128.2</text:p>
          </table:table-cell>
          <table:table-cell table:style-name="ACE-0" office:value-type="float" office:value="17180">
            <text:p>171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6]" office:value-type="float" office:value="-113.70999999999999">
            <text:p>−113.7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9</text:p>
          </table:table-cell>
          <table:table-cell table:style-name="ACE-0" office:value-type="float" office:value="112">
            <text:p>112</text:p>
          </table:table-cell>
          <table:table-cell table:style-name="ACE-0" office:value-type="float" office:value="171">
            <text:p>171</text:p>
          </table:table-cell>
          <table:table-cell table:style-name="ACE-0" table:formula="of:=-[.T86]-[.U86]/100" office:value-type="float" office:value="-113.70999999999999">
            <text:p>−113.71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8330">
            <text:p>18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nadar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7]" office:value-type="float" office:value="-124.63">
            <text:p>−124.6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63">
            <text:p>463</text:p>
          </table:table-cell>
          <table:table-cell table:style-name="ACE-0" table:formula="of:=-[.T87]-[.U87]/100" office:value-type="float" office:value="-124.63">
            <text:p>−124.6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8619</text:p>
          </table:table-cell>
          <table:table-cell table:style-name="ACE-0" office:value-type="float" office:value="-12.09">
            <text:p>−12.09</text:p>
          </table:table-cell>
          <table:table-cell table:style-name="ACE-0" office:value-type="float" office:value="128.28">
            <text:p>128.28</text:p>
          </table:table-cell>
          <table:table-cell table:style-name="ACE-0" office:value-type="float" office:value="18510">
            <text:p>18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Turritella ter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8]" office:value-type="float" office:value="-106.81999999999999">
            <text:p>−106.8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10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82">
            <text:p>82</text:p>
          </table:table-cell>
          <table:table-cell table:style-name="ACE-0" table:formula="of:=-[.T88]-[.U88]/100" office:value-type="float" office:value="-106.81999999999999">
            <text:p>−106.82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3111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000">
            <text:p>19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br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89]" office:value-type="float" office:value="-124.65000000000001">
            <text:p>−124.6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65">
            <text:p>465</text:p>
          </table:table-cell>
          <table:table-cell table:style-name="ACE-0" table:formula="of:=-[.T89]-[.U89]/100" office:value-type="float" office:value="-124.65000000000001">
            <text:p>−124.65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20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19800">
            <text:p>198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machlamys austral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90]" office:value-type="float" office:value="-124.73">
            <text:p>−124.7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73">
            <text:p>473</text:p>
          </table:table-cell>
          <table:table-cell table:style-name="ACE-0" table:formula="of:=-[.T90]-[.U90]/100" office:value-type="float" office:value="-124.73">
            <text:p>−124.73</text:p>
          </table:table-cell>
          <table:table-cell table:number-columns-repeated="234" table:style-name="ACE-0"/>
        </table:table-row>
        <table:table-row table:style-name="AROW-0">
          <table:table-cell table:style-name="ACE-0" office:value-type="string">
            <text:p>Bonapart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AUT-000817</text:p>
          </table:table-cell>
          <table:table-cell table:style-name="ACE-0" office:value-type="float" office:value="-12.18">
            <text:p>−12.18</text:p>
          </table:table-cell>
          <table:table-cell table:style-name="ACE-0" office:value-type="float" office:value="128.03">
            <text:p>128.03</text:p>
          </table:table-cell>
          <table:table-cell table:style-name="ACE-0" office:value-type="float" office:value="24510">
            <text:p>245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Cucurbituls cymb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table:formula="of:=[.V91]" office:value-type="float" office:value="-124.88">
            <text:p>−124.8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IshiwaEtal2019</text:p>
          </table:table-cell>
          <table:table-cell table:style-name="ACE-0" office:value-type="string">
            <text:p>marine</text:p>
          </table:table-cell>
          <table:table-cell table:style-name="ACE-0"/>
          <table:table-cell table:style-name="ACE-0" office:value-type="string">
            <text:p>KH11-1-GC06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488">
            <text:p>488</text:p>
          </table:table-cell>
          <table:table-cell table:style-name="ACE-0" table:formula="of:=-[.T91]-[.U91]/100" office:value-type="float" office:value="-124.88">
            <text:p>−124.88</text:p>
          </table:table-cell>
          <table:table-cell table:number-columns-repeated="23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3"/>
          <table:table-cell table:number-columns-repeated="4" table:style-name="ACE-0"/>
          <table:table-cell table:style-name="ACE-3"/>
          <table:table-cell table:number-columns-repeated="244" table:style-name="ACE-0"/>
        </table:table-row>
        <table:table-row table:style-name="AROW-0" table:number-rows-repeated="65206">
          <table:table-cell table:number-columns-repeated="256"/>
        </table:table-row>
        <table:table-row table:style-name="AROW-0" table:number-rows-repeated="61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4" gnm:cursor-row="86">
          <gnm:selection gnm:start-col="14" gnm:start-row="86" gnm:end-col="14" gnm:end-row="8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7T06:55:44Z</dc:date>
    <meta:creation-date>2019-03-27T13:55:37Z</meta:creation-date>
    <meta:editing-cycles>2</meta:editing-cycles>
    <meta:editing-duration>PT2M9S</meta:editing-duration>
    <meta:generator>gnumeric/1.12.46</meta:generator>
  </office:meta>
</office:document-meta>
</file>